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2">
      <style:text-properties fo:font-size="14pt" style:font-size-asian="14pt" style:font-size-complex="14pt"/>
    </style:style>
    <style:style style:name="P89" style:family="paragraph" style:parent-style-name="Heading_20_2">
      <style:paragraph-properties fo:text-align="start" style:justify-single-word="false" fo:orphans="2" fo:widows="2"/>
      <style:text-properties fo:font-size="14pt" style:font-size-asian="14pt" style:font-size-complex="14pt"/>
    </style:style>
    <style:style style:name="P90" style:family="paragraph" style:parent-style-name="Heading_20_2">
      <style:text-properties fo:font-size="14pt" fo:language="en" fo:country="GB" style:font-size-asian="14pt" style:font-size-complex="14pt"/>
    </style:style>
    <style:style style:name="P9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2" style:family="paragraph" style:parent-style-name="Heading_20_2">
      <style:paragraph-properties fo:text-align="start" style:justify-single-word="false" fo:orphans="2" fo:widows="2"/>
    </style:style>
    <style:style style:name="P93" style:family="paragraph" style:parent-style-name="Heading_20_1">
      <style:paragraph-properties fo:text-align="start" style:justify-single-word="false" fo:orphans="2" fo:widows="2"/>
      <style:text-properties fo:font-size="14pt" style:font-size-asian="14pt" style:font-size-complex="14pt"/>
    </style:style>
    <style:style style:name="P94" style:family="paragraph" style:parent-style-name="Heading_20_1">
      <style:paragraph-properties fo:orphans="2" fo:widows="2"/>
    </style:style>
    <style:style style:name="P95"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9.12.2019</text:p>
      <text:p text:style-name="P3"/>
      <text:h text:style-name="P95"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8710744754364538465"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Koordination von Projekten</text:p>
              </text:list-item>
            </text:list>
            <text:p text:style-name="P5"><text:soft-page-break/></text:p>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text:span></text:span><text:span text:style-name="Absatz-Standardschriftart"><text:span text:style-name="T4">15</text:span></text:span><text:span text:style-name="Absatz-Standardschriftart"><text:span text:style-name="T4">. </text:span></text:span><text:span text:style-name="Absatz-Standardschriftart"><text:span text:style-name="T4">Ju</text:span></text:span><text:span text:style-name="Absatz-Standardschriftart"><text:span text:style-name="T4">n</text:span></text:span><text:span text:style-name="Absatz-Standardschriftart"><text:span text:style-name="T4">i </text:span></text:span><text:span text:style-name="Absatz-Standardschriftart"><text:span text:style-name="T4">20</text:span></text:span><text:span text:style-name="Absatz-Standardschriftart"><text:span text:style-name="T4">20</text:span></text:span><text:span text:style-name="Absatz-Standardschriftart"><text:span text:style-name="T4">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93" text:outline-level="1">Bisherige Projekte:</text:h>
      <text:p text:style-name="P14"/>
      <text:h text:style-name="P88" text:outline-level="2"/>
      <text:h text:style-name="P88" text:outline-level="2">Bausparrechner - Zeit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6/2020_</text:p>
          </table:table-cell>
          <table:table-cell table:style-name="Tabelle52.B1" office:value-type="string">
            <text:p text:style-name="P6">Mit</text:p>
          </table:table-cell>
          <table:table-cell table:style-name="Tabelle52.F1" office:value-type="string">
            <text:p text:style-name="P6"><text:s/>7 Monate</text:p>
          </table:table-cell>
        </table:table-row>
      </table:table>
      <text:p text:style-name="P16"/>
      <text:list xml:id="list5897953030489042839" text:style-name="WW8Num7">
        <text:list-item>
          <text:p text:style-name="P67">Full Stack Developer</text:p>
          <text:p text:style-name="P71"/>
          <text:p text:style-name="P71">Tätigkeit:</text:p>
          <text:p text:style-name="P71"/>
        </text:list-item>
        <text:list-item>
          <text:p text:style-name="P67">Begleitung von Entwicklerteams als Lead Entwickler</text:p>
        </text:list-item>
        <text:list-item>
          <text:p text:style-name="P67">Beratung und Unterstützung für Klärung softwarearchitektureller Fragestellungen</text:p>
        </text:list-item>
        <text:list-item>
          <text:p text:style-name="P67">Softwaredesign, Softwareentwicklungs Umgebungen</text:p>
        </text:list-item>
        <text:list-item>
          <text:p text:style-name="P67">Methoden Software-Entwicklung von Business-Services</text:p>
        </text:list-item>
        <text:list-item>
          <text:p text:style-name="P67">Datenbankanbindungen</text:p>
        </text:list-item>
        <text:list-item>
          <text:p text:style-name="P67">Serviceanbindungen oder UI-Services</text:p>
        </text:list-item>
        <text:list-item>
          <text:p text:style-name="P67">Reviews von Sourcecode</text:p>
        </text:list-item>
        <text:list-item>
          <text:p text:style-name="P67">Umsetzungen und Beratung/Unterstützung für Testautomation</text:p>
        </text:list-item>
        <text:list-item>
          <text:p text:style-name="P67">Performanceanalyse</text:p>
        </text:list-item>
        <text:list-item>
          <text:p text:style-name="P67">Resilienz</text:p>
        </text:list-item>
        <text:list-item>
          <text:p text:style-name="P67">Umsetzung und Beratung/Unterstützung qualitätssichernder Maßnahmen</text:p>
        </text:list-item>
        <text:list-item>
          <text:p text:style-name="P67">Dev und DevOps Tätigkeiten</text:p>
        </text:list-item>
        <text:list-item>
          <text:p text:style-name="P67">Entwicklung eines Bauspar Rechners</text:p>
        </text:list-item>
        <text:list-item>
          <text:p text:style-name="P67">Identity und Access Management</text:p>
        </text:list-item>
        <text:list-item>
          <text:p text:style-name="P67">Remote Kommunikation über Skype</text:p>
        </text:list-item>
        <text:list-item>
          <text:p text:style-name="P67">Agile, remote Scrum Team</text:p>
        </text:list-item>
        <text:list-item>
          <text:p text:style-name="P67">Grooming, Planning, Retrospektive</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text:p>
          </table:table-cell>
        </table:table-row>
      </table:table>
      <text:p text:style-name="P15"><text:soft-page-break/></text:p>
      <text:p text:style-name="P25"/>
      <text:h text:style-name="P88" text:outline-level="2"/>
      <text:h text:style-name="P88"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6489284" text:continue-numbering="true"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OpenAPI, Swagger Dokumentation</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text:soft-page-break/></text:p>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88"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6465717"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text:soft-page-break/>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6477604"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88"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6479246" text:continue-numbering="true" text:style-name="WW8Num7">
        <text:list-item>
          <text:p text:style-name="P67">Full Stack Entwicklung</text:p>
        </text:list-item>
        <text:list-item>
          <text:p text:style-name="P67"><text:soft-page-break/>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3847354914955450321"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text:soft-page-break/>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88"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6468570" text:continue-list="list36479246"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36477908" text:continue-list="list3847354914955450321"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ext:soft-page-break/>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88"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6490390" text:continue-list="list36468570"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36463425" text:continue-list="list36477908"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ext:soft-page-break/>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8"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6493854" text:continue-list="list36490390"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36463596" text:continue-list="list36463425"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text:soft-page-break/>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0"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text:soft-page-break/>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8"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ext:soft-page-break/>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ext:soft-page-break/>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1558424139146493848"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text:soft-page-break/>Datenbanken</text:p>
          </table:table-cell>
          <table:table-cell table:style-name="Tabelle9.C1" office:value-type="string">
            <text:p text:style-name="P32">Windows 7, Linux, Ubuntu</text:p>
            <text:p text:style-name="P31"><text:soft-page-break/>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text:soft-page-break/>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text:soft-page-break/>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864106850773441544"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text:soft-page-break/>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89"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text:soft-page-break/>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1"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text:soft-page-break/>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89"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text:soft-page-break/>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89"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89" text:outline-level="2">Consulting, Beratung und Trainer für Schulungen</text:h>
      <text:p text:style-name="P5"/>
      <text:p text:style-name="P5">Branche: <text:tab/>Diverse Bereiche</text:p>
      <text:p text:style-name="P5"/>
      <text:p text:style-name="P4"><text:soft-page-break/>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89"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8570295600654460044" text:style-name="WW8Num5">
        <text:list-item>
          <text:p text:style-name="P66"><text:soft-page-break/>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89"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text:soft-page-break/>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89"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89" text:outline-level="2">Erstellung von Datenbankwartungsprogramm</text:h>
      <text:p text:style-name="P5"><text:soft-page-break/></text:p>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89"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6462248"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2" text:outline-level="2"/>
      <text:p text:style-name="P2"/>
      <text:p text:style-name="P2"/>
      <text:p text:style-name="P2"/>
      <text:h text:style-name="P89"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6486371"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text:soft-page-break/>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89"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6484157"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89"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6463110"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text:soft-page-break/></text:p>
      <text:p text:style-name="P5"/>
      <text:h text:style-name="P89"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6470626"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2-09T16:27:08.02</dc:date>
    <meta:print-date>2003-11-15T09:06:00Z</meta:print-date>
    <meta:editing-cycles>154</meta:editing-cycles>
    <meta:editing-duration>PT5H48M28S</meta:editing-duration>
    <meta:document-statistic meta:table-count="55" meta:image-count="1" meta:object-count="0" meta:page-count="26" meta:paragraph-count="1257" meta:word-count="6728" meta:character-count="48686"/>
    <meta:template xlink:type="simple" xlink:actuate="onRequest" xlink:title="" xlink:href="Normal.dotm"/>
  </office:meta>
</office:document-meta>
</file>